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000000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000000" draw:marker-end="Arrowheads_20_1" draw:marker-end-width="0.1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end="Arrowheads_20_1" draw:fill="none" draw:fill-color="#ffffff" fo:min-height="1.1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280099" draw:marker-end="Arrowheads_20_1" draw:fill="solid" draw:fill-color="#280099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marker-end="Arrowheads_20_1" draw:fill="none" draw:fill-color="#ffffff" fo:min-height="0.549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000000" draw:fill="none" draw:fill-color="#000000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0000" draw:marker-end="Arrowheads_20_1" draw:marker-end-width="0.15cm" draw:fill="none" draw:fill-color="#000000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000000" draw:marker-end="Arrowheads_20_1" draw:fill="none" draw:fill-color="#ffffff" fo:min-height="1.5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000000" draw:marker-start="" draw:marker-end="Arrowheads_20_1" draw:marker-end-width="0.15cm" draw:fill="none" draw:fill-color="#000000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00" draw:fill="none" draw:textarea-horizontal-align="justify" draw:textarea-vertical-align="middle" draw:auto-grow-height="false" fo:min-height="0.3cm" fo:min-width="0cm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000000" draw:fill="none" draw:textarea-horizontal-align="justify" draw:textarea-vertical-align="middle" draw:auto-grow-height="false" fo:min-height="1.5cm" fo:min-width="0.851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280099" draw:marker-end="Arrowheads_20_1" draw:fill="solid" draw:fill-color="#2800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fill="solid" draw:fill-color="#eeeeee" draw:textarea-horizontal-align="justify" draw:textarea-vertical-align="middle" draw:auto-grow-height="false" fo:min-height="1.7cm" fo:min-width="1.55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fill="none" draw:textarea-horizontal-align="justify" draw:textarea-vertical-align="middle" draw:auto-grow-height="false" fo:min-height="0.55cm" fo:min-width="0.794cm" fo:padding-top="0.15cm" fo:padding-bottom="0.15cm" fo:padding-left="0.275cm" fo:padding-right="0.275cm"/>
    </style:style>
    <style:style style:name="gr17" style:family="graphic" style:parent-style-name="standard">
      <style:graphic-properties svg:stroke-width="0.02cm" svg:stroke-color="#000000" draw:marker-start-width="0.215cm" draw:marker-end-width="0.215cm" draw:fill="none" draw:fill-color="#000000" draw:textarea-horizontal-align="justify" draw:textarea-vertical-align="middle" draw:auto-grow-height="false" fo:min-height="7.03cm" fo:min-width="14.08cm" fo:padding-top="0.135cm" fo:padding-bottom="0.135cm" fo:padding-left="0.26cm" fo:padding-right="0.26cm"/>
    </style:style>
    <style:style style:name="gr18" style:family="graphic" style:parent-style-name="standard">
      <style:graphic-properties draw:stroke="none" svg:stroke-width="0.05cm" svg:stroke-color="#000000" draw:marker-end="Arrowheads_20_1" draw:fill="none" draw:fill-color="#ffffff" fo:min-height="0.712cm" fo:padding-top="0.15cm" fo:padding-bottom="0.15cm" fo:padding-left="0.275cm" fo:padding-right="0.275cm"/>
    </style:style>
    <style:style style:name="gr19" style:family="graphic" style:parent-style-name="standard">
      <style:graphic-properties svg:stroke-width="0.05cm" svg:stroke-color="#000000" draw:fill="solid" draw:fill-color="#eeeeee" draw:textarea-horizontal-align="justify" draw:textarea-vertical-align="middle" draw:auto-grow-height="false" fo:min-height="0.864cm" fo:min-width="0.874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cm" svg:stroke-color="#000000" draw:marker-end="Arrowheads_20_1" draw:fill="none" draw:fill-color="#ffffff" fo:min-height="0.475cm" fo:padding-top="0.15cm" fo:padding-bottom="0.15cm" fo:padding-left="0.275cm" fo:padding-right="0.275cm"/>
    </style:style>
    <style:style style:name="gr21" style:family="graphic" style:parent-style-name="standard">
      <style:graphic-properties svg:stroke-width="0.05cm" svg:stroke-color="#eeeeee" draw:fill="solid" draw:fill-color="#eeeeee" draw:textarea-horizontal-align="justify" draw:textarea-vertical-align="middle" draw:auto-grow-height="false" fo:min-height="0.6cm" fo:min-width="0cm" fo:padding-top="0.15cm" fo:padding-bottom="0.15cm" fo:padding-left="0.275cm" fo:padding-right="0.275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280099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1cm" svg:height="2cm" svg:x="1.8cm" svg:y="0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7.175cm" svg:y="1.0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1cm" svg:height="2cm" svg:x="3.75cm" svg:y="4.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69cm" svg:height="0.6cm" draw:transform="rotate (1.5707963267949) translate (7.7cm 5.1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draw:layer="layout" svg:width="0.465cm" svg:height="0.6cm" draw:transform="rotate (1.5707963267949) translate (7.7cm 4.631cm)">
          <text:p/>
          <draw:enhanced-geometry svg:viewBox="0 0 21600 21600" draw:mirror-horizontal="true" draw:type="rectangle" draw:enhanced-path="M 0 0 L 21600 0 21600 21600 0 21600 0 0 Z N"/>
        </draw:custom-shape>
        <draw:line draw:style-name="gr3" draw:text-style-name="P2" draw:layer="layout" svg:x1="8.3cm" svg:y1="4.181cm" svg:x2="8.3cm" svg:y2="3.924cm">
          <text:p/>
        </draw:line>
        <draw:line draw:style-name="gr3" draw:text-style-name="P2" draw:layer="layout" svg:x1="7.7cm" svg:y1="4.18cm" svg:x2="7.7cm" svg:y2="3.9cm">
          <text:p/>
        </draw:line>
        <draw:custom-shape draw:style-name="gr2" draw:text-style-name="P2" draw:layer="layout" svg:width="1.9cm" svg:height="1.2cm" svg:x="4.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4cm" svg:height="1.8cm" svg:x="7.3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3.9cm" svg:y1="1.6cm" svg:x2="4.6cm" svg:y2="1.6cm">
          <text:p/>
        </draw:line>
        <draw:line draw:style-name="gr4" draw:text-style-name="P2" draw:layer="layout" svg:x1="6.5cm" svg:y1="1.6cm" svg:x2="7.2cm" svg:y2="1.6cm">
          <text:p/>
        </draw:line>
        <draw:line draw:style-name="gr4" draw:text-style-name="P2" draw:layer="layout" svg:x1="8cm" svg:y1="3.1cm" svg:x2="8cm" svg:y2="3.6cm">
          <text:p/>
        </draw:line>
        <draw:connector draw:style-name="gr4" draw:text-style-name="P2" draw:layer="layout" svg:x1="8cm" svg:y1="5.4cm" svg:x2="5.85cm" svg:y2="5.95cm" draw:start-shape="id1" draw:start-glue-point="8" draw:end-shape="id2" draw:end-glue-point="1" svg:d="M8000 5400v550h-2150" svg:viewBox="0 0 2151 551">
          <text:p/>
        </draw:connector>
        <draw:frame draw:style-name="gr5" draw:text-style-name="P3" draw:layer="layout" svg:width="1.2cm" svg:height="1.4cm" svg:x="2.3cm" svg:y="0.8cm">
          <draw:text-box>
            <text:p>A</text:p>
          </draw:text-box>
        </draw:frame>
        <draw:frame draw:style-name="gr5" draw:text-style-name="P3" draw:layer="layout" svg:width="1.2cm" svg:height="1.4cm" svg:x="7.7cm" svg:y="1.6cm">
          <draw:text-box>
            <text:p>B</text:p>
          </draw:text-box>
        </draw:frame>
        <draw:frame draw:style-name="gr5" draw:text-style-name="P3" draw:layer="layout" svg:width="1.2cm" svg:height="1.4cm" svg:x="4.3cm" svg:y="5.5cm">
          <draw:text-box>
            <text:p>C</text:p>
          </draw:text-box>
        </draw:frame>
        <draw:custom-shape draw:style-name="gr6" draw:text-style-name="P4" draw:layer="layout" svg:width="0.2cm" svg:height="0.2cm" svg:x="7.8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8.175cm" svg:y="8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7.95cm" svg:y="9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3cm" svg:height="0.849cm" svg:x="7.2cm" svg:y="7.8cm">
          <draw:text-box>
            <text:p><text:span text:style-name="T1">tokens</text:span></text:p>
          </draw:text-box>
        </draw:frame>
        <draw:line draw:style-name="gr8" draw:text-style-name="P6" draw:layer="layout" svg:x1="10.1cm" svg:y1="8.8cm" svg:x2="10.6cm" svg:y2="8.8cm">
          <text:p/>
        </draw:line>
        <draw:line draw:style-name="gr8" draw:text-style-name="P6" draw:layer="layout" svg:x1="10.6cm" svg:y1="8.8cm" svg:x2="10.6cm" svg:y2="9.9cm">
          <text:p/>
        </draw:line>
        <draw:line draw:style-name="gr8" draw:text-style-name="P6" draw:layer="layout" svg:x1="10.6cm" svg:y1="9.9cm" svg:x2="10.1cm" svg:y2="9.9cm">
          <text:p/>
        </draw:line>
        <draw:line draw:style-name="gr9" draw:text-style-name="P6" draw:layer="layout" svg:x1="10.6cm" svg:y1="9.387cm" svg:x2="11.3cm" svg:y2="9.387cm">
          <text:p/>
        </draw:line>
        <draw:frame draw:style-name="gr10" draw:text-style-name="P5" draw:layer="layout" svg:width="2.3cm" svg:height="1.8cm" svg:x="9.7cm" svg:y="7.751cm">
          <draw:text-box>
            <text:p><text:span text:style-name="T1">outport</text:span></text:p>
          </draw:text-box>
        </draw:frame>
        <draw:line draw:style-name="gr8" draw:text-style-name="P6" draw:layer="layout" svg:x1="13.1cm" svg:y1="8.801cm" svg:x2="13.6cm" svg:y2="8.801cm">
          <text:p/>
        </draw:line>
        <draw:line draw:style-name="gr8" draw:text-style-name="P6" draw:layer="layout" svg:x1="13.6cm" svg:y1="8.801cm" svg:x2="13.6cm" svg:y2="9.901cm">
          <text:p/>
        </draw:line>
        <draw:line draw:style-name="gr8" draw:text-style-name="P6" draw:layer="layout" svg:x1="13.6cm" svg:y1="9.901cm" svg:x2="13.1cm" svg:y2="9.901cm">
          <text:p/>
        </draw:line>
        <draw:frame draw:style-name="gr10" draw:text-style-name="P5" draw:layer="layout" svg:width="2.3cm" svg:height="1.8cm" svg:x="12.7cm" svg:y="7.752cm">
          <draw:text-box>
            <text:p><text:span text:style-name="T1">inport</text:span></text:p>
          </draw:text-box>
        </draw:frame>
        <draw:line draw:style-name="gr11" draw:text-style-name="P6" draw:layer="layout" svg:x1="14.2cm" svg:y1="9.412cm" svg:x2="13.575cm" svg:y2="9.412cm">
          <text:p/>
        </draw:line>
        <draw:frame draw:style-name="gr7" draw:text-style-name="P5" draw:layer="layout" svg:width="2.3cm" svg:height="0.849cm" svg:x="5.1cm" svg:y="7.801cm">
          <draw:text-box>
            <text:p><text:span text:style-name="T1">net</text:span></text:p>
          </draw:text-box>
        </draw:frame>
        <draw:custom-shape draw:style-name="gr2" draw:text-style-name="P2" draw:layer="layout" svg:width="1.9cm" svg:height="1.2cm" svg:x="4.975cm" svg:y="8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5cm" svg:height="0.425cm" svg:x="5.993cm" svg:y="8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2" draw:layer="layout" svg:width="0.263cm" svg:height="0.425cm" svg:x="5.73cm" svg:y="8.975cm">
          <text:p/>
          <draw:enhanced-geometry svg:viewBox="0 0 21600 21600" draw:mirror-horizontal="true" draw:type="rectangle" draw:enhanced-path="M 0 0 L 21600 0 21600 21600 0 21600 0 0 Z N"/>
        </draw:custom-shape>
        <draw:line draw:style-name="gr3" draw:text-style-name="P2" draw:layer="layout" svg:x1="5.746cm" svg:y1="8.975cm" svg:x2="5.496cm" svg:y2="8.975cm">
          <text:p/>
        </draw:line>
        <draw:line draw:style-name="gr3" draw:text-style-name="P2" draw:layer="layout" svg:x1="5.745cm" svg:y1="9.4cm" svg:x2="5.473cm" svg:y2="9.4cm">
          <text:p/>
        </draw:line>
        <draw:custom-shape draw:style-name="gr6" draw:text-style-name="P4" draw:layer="layout" svg:width="0.2cm" svg:height="0.2cm" draw:transform="rotate (-1.5707963267949) translate (8.125cm 4.7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69cm" svg:height="0.6cm" svg:x="5.799cm" svg:y="1.27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draw:layer="layout" svg:width="0.465cm" svg:height="0.6cm" svg:x="5.334cm" svg:y="1.275cm">
          <text:p/>
          <draw:enhanced-geometry svg:viewBox="0 0 21600 21600" draw:mirror-horizontal="true" draw:type="rectangle" draw:enhanced-path="M 0 0 L 21600 0 21600 21600 0 21600 0 0 Z N"/>
        </draw:custom-shape>
        <draw:line draw:style-name="gr3" draw:text-style-name="P2" draw:layer="layout" svg:x1="5.356cm" svg:y1="1.275cm" svg:x2="5.03cm" svg:y2="1.275cm">
          <text:p/>
        </draw:line>
        <draw:line draw:style-name="gr3" draw:text-style-name="P2" draw:layer="layout" svg:x1="5.355cm" svg:y1="1.875cm" svg:x2="5cm" svg:y2="1.875cm">
          <text:p/>
        </draw:line>
        <draw:custom-shape draw:style-name="gr6" draw:text-style-name="P4" draw:layer="layout" svg:width="0.2cm" svg:height="0.2cm" svg:x="5.95cm" svg:y="1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draw:transform="rotate (-1.5707963267949) translate (8.098cm 4.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465cm" svg:height="0.6cm" draw:transform="rotate (1.5707963267949) translate (2.099cm 4.342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line draw:style-name="gr3" draw:text-style-name="P2" draw:layer="layout" svg:x1="2.099cm" svg:y1="4.332cm" svg:x2="2.099cm" svg:y2="4.589cm">
          <text:p/>
        </draw:line>
        <draw:line draw:style-name="gr3" draw:text-style-name="P2" draw:layer="layout" svg:x1="2.699cm" svg:y1="4.334cm" svg:x2="2.699cm" svg:y2="4.614cm">
          <text:p/>
        </draw:line>
        <draw:custom-shape draw:style-name="gr13" draw:text-style-name="P2" xml:id="id3" draw:id="id3" draw:layer="layout" svg:width="1.401cm" svg:height="1.8cm" draw:transform="rotate (-0.000698131700797933) translate (1.699cm 3.408cm)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line-skew="0.244cm" svg:x1="2.403cm" svg:y1="3.411cm" svg:x2="2.85cm" svg:y2="2.3cm" draw:start-shape="id3" draw:start-glue-point="8" draw:end-shape="id4" draw:end-glue-point="2" svg:d="M2403 3411v-313h447v-798" svg:viewBox="0 0 448 1112">
          <text:p/>
        </draw:connector>
        <draw:custom-shape draw:style-name="gr14" draw:text-style-name="P4" draw:layer="layout" svg:width="0.201cm" svg:height="0.2cm" draw:transform="rotate (-1.5707963267949) translate (11.301cm 2.258cm)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line-skew="-0.401cm" svg:x1="3.75cm" svg:y1="5.95cm" svg:x2="2.376cm" svg:y2="5.213cm" draw:start-shape="id2" draw:start-glue-point="3" svg:d="M3750 5950h-1350v-737h-24" svg:viewBox="0 0 1375 738">
          <text:p/>
        </draw:connector>
        <draw:custom-shape draw:style-name="gr15" draw:text-style-name="P1" draw:layer="layout" svg:width="2.1cm" svg:height="2cm" svg:x="12.576cm" svg:y="1.8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9cm" svg:height="1.2cm" svg:x="10.001cm" svg:y="1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.301cm" svg:y1="2.401cm" svg:x2="10.001cm" svg:y2="2.401cm">
          <text:p/>
        </draw:line>
        <draw:line draw:style-name="gr4" draw:text-style-name="P2" draw:layer="layout" svg:x1="11.901cm" svg:y1="2.401cm" svg:x2="12.601cm" svg:y2="2.401cm">
          <text:p/>
        </draw:line>
        <draw:frame draw:style-name="gr5" draw:text-style-name="P3" draw:layer="layout" svg:width="1.2cm" svg:height="1.4cm" svg:x="13.1cm" svg:y="2.3cm">
          <draw:text-box>
            <text:p>D</text:p>
          </draw:text-box>
        </draw:frame>
        <draw:custom-shape draw:style-name="gr12" draw:text-style-name="P2" draw:layer="layout" svg:width="0.465cm" svg:height="0.6cm" svg:x="10.935cm" svg:y="2.076cm">
          <text:p/>
          <draw:enhanced-geometry svg:viewBox="0 0 21600 21600" draw:mirror-horizontal="true" draw:type="rectangle" draw:enhanced-path="M 0 0 L 21600 0 21600 21600 0 21600 0 0 Z N"/>
        </draw:custom-shape>
        <draw:line draw:style-name="gr3" draw:text-style-name="P2" draw:layer="layout" svg:x1="10.957cm" svg:y1="2.076cm" svg:x2="10.631cm" svg:y2="2.076cm">
          <text:p/>
        </draw:line>
        <draw:line draw:style-name="gr3" draw:text-style-name="P2" draw:layer="layout" svg:x1="10.956cm" svg:y1="2.676cm" svg:x2="10.601cm" svg:y2="2.676cm">
          <text:p/>
        </draw:line>
        <draw:custom-shape draw:style-name="gr17" draw:text-style-name="P6" draw:layer="layout" svg:width="14.6cm" svg:height="7.3cm" svg:x="1.1cm" svg:y="0.1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1.599cm" svg:height="1.012cm" svg:x="14.2cm" svg:y="-0.012cm">
          <draw:text-box>
            <text:p>Top</text:p>
          </draw:text-box>
        </draw:frame>
        <draw:custom-shape draw:style-name="gr19" draw:text-style-name="P1" draw:layer="layout" svg:width="1.424cm" svg:height="1.164cm" svg:x="2.776cm" svg:y="8.836cm">
          <text:p/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2cm" svg:height="0.775cm" svg:x="2.501cm" svg:y="7.789cm">
          <draw:text-box>
            <text:p><text:span text:style-name="T1">module</text:span></text:p>
          </draw:text-box>
        </draw:frame>
        <draw:custom-shape draw:style-name="gr21" draw:text-style-name="P1" draw:layer="layout" svg:width="0.4cm" svg:height="0.9cm" svg:x="10.1cm" svg:y="8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cm" svg:height="0.9cm" svg:x="13.1cm" svg:y="8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xx" style:country-asian="none" style:font-name-complex="DejaVu Sans" style:font-size-complex="24pt" style:language-complex="mr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10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ha Karanjkar</meta:initial-creator>
    <meta:creation-date>2016-05-09T16:42:01</meta:creation-date>
    <dc:date>2017-05-03T11:33:21.566316408</dc:date>
    <meta:editing-duration>PT14M14S</meta:editing-duration>
    <meta:editing-cycles>8</meta:editing-cycles>
    <meta:generator>LibreOffice/5.1.4.2$Linux_X86_64 LibreOffice_project/10m0$Build-2</meta:generator>
    <meta:document-statistic meta:object-count="64"/>
  </office:meta>
</office:document-meta>
</file>